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2" style:family="paragraph" style:parent-style-name="Heading_20_3">
      <style:paragraph-properties fo:break-before="page"/>
    </style:style>
    <style:style style:name="P3" style:family="paragraph" style:parent-style-name="Heading_20_3">
      <style:text-properties officeooo:rsid="00230b91" officeooo:paragraph-rsid="00230b91" loext:padding="0.049cm" loext:border="0.06pt solid #d9d9e3"/>
    </style:style>
    <style:style style:name="P4" style:family="paragraph" style:parent-style-name="Heading_20_4">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6" style:family="paragraph" style:parent-style-name="Preformatted_20_Text" style:list-style-name="L18">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Preformatted_20_Text" style:list-style-name="L27">
      <style:paragraph-properties fo:margin-left="0cm" fo:margin-right="0cm" fo:text-indent="0cm" style:auto-text-indent="false" fo:padding="0.049cm" fo:border="0.06pt solid #d9d9e3"/>
      <style:text-properties loext:padding="0.049cm" loext:border="0.06pt solid #d9d9e3"/>
    </style:style>
    <style:style style:name="P8"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9" style:family="paragraph" style:parent-style-name="Preformatted_20_Text">
      <style:paragraph-properties fo:margin-left="0cm" fo:margin-right="0cm" fo:text-indent="0cm" style:auto-text-indent="false" fo:padding="0.049cm" fo:border="0.06pt solid #d9d9e3"/>
    </style:style>
    <style:style style:name="P10" style:family="paragraph" style:parent-style-name="Preformatted_20_Text">
      <style:paragraph-properties fo:margin-top="0cm" fo:margin-bottom="0.499cm" style:contextual-spacing="false" fo:padding="0.049cm" fo:border="0.06pt solid #d9d9e3"/>
    </style:style>
    <style:style style:name="P11" style:family="paragraph" style:parent-style-name="Preformatted_20_Text" style:list-style-name="L18">
      <style:paragraph-properties fo:margin-left="0cm" fo:margin-right="0cm" fo:margin-top="0cm" fo:margin-bottom="0.499cm" style:contextual-spacing="false" fo:text-indent="0cm" style:auto-text-indent="false" fo:padding="0.049cm" fo:border="0.06pt solid #d9d9e3"/>
    </style:style>
    <style:style style:name="P12" style:family="paragraph" style:parent-style-name="Preformatted_20_Text" style:list-style-name="L27">
      <style:paragraph-properties fo:margin-left="0cm" fo:margin-right="0cm" fo:margin-top="0cm" fo:margin-bottom="0.499cm" style:contextual-spacing="false" fo:text-indent="0cm" style:auto-text-indent="false" fo:padding="0.049cm" fo:border="0.06pt solid #d9d9e3"/>
    </style:style>
    <style:style style:name="P13" style:family="paragraph" style:parent-style-name="Standard">
      <style:text-properties officeooo:rsid="00166df2" officeooo:paragraph-rsid="00166df2"/>
    </style:style>
    <style:style style:name="P14" style:family="paragraph" style:parent-style-name="Standard">
      <style:text-properties officeooo:rsid="00166df2" officeooo:paragraph-rsid="00184cca" loext:padding="0.049cm" loext:border="0.06pt solid #d9d9e3"/>
    </style:style>
    <style:style style:name="P15"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16" style:family="paragraph" style:parent-style-name="Standard">
      <style:text-properties officeooo:rsid="00214ba9" officeooo:paragraph-rsid="00214ba9"/>
    </style:style>
    <style:style style:name="P17" style:family="paragraph" style:parent-style-name="Table_20_Contents">
      <style:paragraph-properties fo:margin-left="0cm" fo:margin-right="0cm" fo:text-indent="0cm" style:auto-text-indent="false"/>
    </style:style>
    <style:style style:name="P18" style:family="paragraph" style:parent-style-name="Table_20_Heading">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fo:padding="0.049cm" fo:border="0.06pt solid #d9d9e3"/>
    </style:style>
    <style:style style:name="P20" style:family="paragraph" style:parent-style-name="Text_20_body">
      <style:paragraph-properties fo:margin-left="0cm" fo:margin-right="0cm" fo:text-indent="0cm" style:auto-text-indent="false"/>
      <style:text-properties loext:padding="0.049cm" loext:border="0.06pt solid #d9d9e3"/>
    </style:style>
    <style:style style:name="P21"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2"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23" style:family="paragraph" style:parent-style-name="Text_20_body" style:list-style-name="L25">
      <style:paragraph-properties fo:margin-left="0cm" fo:margin-right="0cm" fo:text-indent="0cm" style:auto-text-indent="false" fo:padding="0.049cm" fo:border="0.06pt solid #d9d9e3"/>
      <style:text-properties loext:padding="0.049cm" loext:border="0.06pt solid #d9d9e3"/>
    </style:style>
    <style:style style:name="P24" style:family="paragraph" style:parent-style-name="Text_20_body">
      <style:text-properties officeooo:rsid="00166df2" officeooo:paragraph-rsid="00184cca"/>
    </style:style>
    <style:style style:name="P25" style:family="paragraph" style:parent-style-name="Text_20_body">
      <style:text-properties officeooo:rsid="00166df2" officeooo:paragraph-rsid="001fdbba"/>
    </style:style>
    <style:style style:name="P26" style:family="paragraph" style:parent-style-name="Text_20_body">
      <style:text-properties officeooo:paragraph-rsid="00184cca"/>
    </style:style>
    <style:style style:name="P27" style:family="paragraph" style:parent-style-name="Text_20_body" style:list-style-name="L17">
      <style:paragraph-properties fo:margin-left="0cm" fo:margin-right="0cm" fo:text-indent="0cm" style:auto-text-indent="false" fo:padding="0.049cm" fo:border="0.06pt solid #d9d9e3"/>
    </style:style>
    <style:style style:name="P28" style:family="paragraph" style:parent-style-name="Text_20_body">
      <style:text-properties officeooo:rsid="001fdbba" officeooo:paragraph-rsid="001fdbba"/>
    </style:style>
    <style:style style:name="P29" style:family="paragraph" style:parent-style-name="Text_20_body">
      <style:text-properties officeooo:rsid="001fdbba" officeooo:paragraph-rsid="00214ba9"/>
    </style:style>
    <style:style style:name="P30" style:family="paragraph" style:parent-style-name="Text_20_body" style:list-style-name="L18">
      <style:paragraph-properties fo:margin-left="0cm" fo:margin-right="0cm" fo:text-indent="0cm" style:auto-text-indent="false" fo:padding="0.049cm" fo:border="0.06pt solid #d9d9e3"/>
    </style:style>
    <style:style style:name="P31" style:family="paragraph" style:parent-style-name="Text_20_body" style:list-style-name="L19">
      <style:paragraph-properties fo:margin-left="0cm" fo:margin-right="0cm" fo:text-indent="0cm" style:auto-text-indent="false" fo:padding="0.049cm" fo:border="0.06pt solid #d9d9e3"/>
    </style:style>
    <style:style style:name="P32" style:family="paragraph" style:parent-style-name="Text_20_body" style:list-style-name="L20">
      <style:paragraph-properties fo:margin-left="0cm" fo:margin-right="0cm" fo:text-indent="0cm" style:auto-text-indent="false" fo:padding="0.049cm" fo:border="0.06pt solid #d9d9e3"/>
    </style:style>
    <style:style style:name="P33" style:family="paragraph" style:parent-style-name="Text_20_body" style:list-style-name="L21">
      <style:paragraph-properties fo:margin-left="0cm" fo:margin-right="0cm" fo:text-indent="0cm" style:auto-text-indent="false" fo:padding="0.049cm" fo:border="0.06pt solid #d9d9e3"/>
    </style:style>
    <style:style style:name="P34" style:family="paragraph" style:parent-style-name="Text_20_body" style:list-style-name="L22">
      <style:paragraph-properties fo:margin-left="0cm" fo:margin-right="0cm" fo:margin-top="0cm" fo:margin-bottom="0cm" style:contextual-spacing="false" fo:text-indent="0cm" style:auto-text-indent="false" fo:padding="0.049cm" fo:border="0.06pt solid #d9d9e3"/>
    </style:style>
    <style:style style:name="P35" style:family="paragraph" style:parent-style-name="Text_20_body" style:list-style-name="L22">
      <style:paragraph-properties fo:margin-left="0cm" fo:margin-right="0cm" fo:text-indent="0cm" style:auto-text-indent="false" fo:padding="0.049cm" fo:border="0.06pt solid #d9d9e3"/>
    </style:style>
    <style:style style:name="P36" style:family="paragraph" style:parent-style-name="Text_20_body" style:list-style-name="L23">
      <style:paragraph-properties fo:margin-left="0cm" fo:margin-right="0cm" fo:margin-top="0cm" fo:margin-bottom="0cm" style:contextual-spacing="false" fo:text-indent="0cm" style:auto-text-indent="false" fo:padding="0.049cm" fo:border="0.06pt solid #d9d9e3"/>
    </style:style>
    <style:style style:name="P37" style:family="paragraph" style:parent-style-name="Text_20_body" style:list-style-name="L23">
      <style:paragraph-properties fo:margin-left="0cm" fo:margin-right="0cm" fo:text-indent="0cm" style:auto-text-indent="false" fo:padding="0.049cm" fo:border="0.06pt solid #d9d9e3"/>
    </style:style>
    <style:style style:name="P38" style:family="paragraph" style:parent-style-name="Text_20_body" style:list-style-name="L24">
      <style:paragraph-properties fo:margin-left="0cm" fo:margin-right="0cm" fo:text-indent="0cm" style:auto-text-indent="false" fo:padding="0.049cm" fo:border="0.06pt solid #d9d9e3"/>
    </style:style>
    <style:style style:name="P39" style:family="paragraph" style:parent-style-name="Text_20_body">
      <style:text-properties officeooo:rsid="00230b91" officeooo:paragraph-rsid="00230b91"/>
    </style:style>
    <style:style style:name="P40" style:family="paragraph" style:parent-style-name="Text_20_body">
      <style:text-properties officeooo:rsid="00297269" officeooo:paragraph-rsid="00297269"/>
    </style:style>
    <style:style style:name="P41" style:family="paragraph" style:parent-style-name="Text_20_body">
      <style:text-properties officeooo:rsid="00297269" officeooo:paragraph-rsid="00297269" loext:padding="0.049cm" loext:border="0.06pt solid #d9d9e3"/>
    </style:style>
    <style:style style:name="P42" style:family="paragraph" style:parent-style-name="Text_20_body" style:list-style-name="L26">
      <style:paragraph-properties fo:margin-left="0cm" fo:margin-right="0cm" fo:text-indent="0cm" style:auto-text-indent="false" fo:padding="0.049cm" fo:border="0.06pt solid #d9d9e3"/>
    </style:style>
    <style:style style:name="P43" style:family="paragraph" style:parent-style-name="Text_20_body" style:list-style-name="L27">
      <style:paragraph-properties fo:margin-left="0cm" fo:margin-right="0cm" fo:text-indent="0cm" style:auto-text-indent="false" fo:padding="0.049cm" fo:border="0.06pt solid #d9d9e3"/>
    </style:style>
    <style:style style:name="P44" style:family="paragraph" style:parent-style-name="Text_20_body">
      <style:text-properties officeooo:rsid="002b5659" officeooo:paragraph-rsid="002b5659"/>
    </style:style>
    <style:style style:name="T1" style:family="text">
      <style:text-properties officeooo:rsid="00166df2"/>
    </style:style>
    <style:style style:name="T2" style:family="text">
      <style:text-properties loext:padding="0.049cm" loext:border="0.06pt solid #d9d9e3"/>
    </style:style>
    <style:style style:name="T3" style:family="text">
      <style:text-properties officeooo:rsid="001e73df"/>
    </style:style>
    <style:style style:name="T4" style:family="text">
      <style:text-properties officeooo:rsid="001fdbba"/>
    </style:style>
    <style:style style:name="T5" style:family="text">
      <style:text-properties officeooo:rsid="0029726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5">4</text:span> <text:line-break/><text:span text:style-name="T5">OPENVAS</text:span></text:p>
      <text:p text:style-name="P40"/>
      <text:p text:style-name="P40"><text:a xlink:type="simple" xlink:href="https://www.openvas.org/" text:style-name="Internet_20_link" text:visited-style-name="Visited_20_Internet_20_Link">https://www.openvas.org/</text:a></text:p>
      <text:p text:style-name="P40"/>
      <text:p text:style-name="P40">Instalación</text:p>
      <text:p text:style-name="P40"><text:a xlink:type="simple" xlink:href="https://www.centlinux.com/2023/02/how-to-install-openvas-on-rocky-linux-9.html" text:style-name="Internet_20_link" text:visited-style-name="Visited_20_Internet_20_Link">https://www.centlinux.com/2023/02/how-to-install-openvas-on-rocky-linux-9.html</text:a></text:p>
      <text:p text:style-name="P41">OpenVAS (Open Vulnerability Assessment System) es un marco de trabajo de escaneo de vulnerabilidades que se utiliza para identificar y gestionar vulnerabilidades en sistemas y redes. A continuación, te proporcionaré información sobre el origen, arquitectura, propósito, componentes y algunos comandos básicos de OpenVAS:</text:p>
      <text:h text:style-name="P1" text:outline-level="3">Origen:</text:h>
      <text:p text:style-name="P21">OpenVAS se originó a partir del proyecto Nessus cuando Nessus dejó de ser de código abierto. Nessus era una herramienta popular de escaneo de vulnerabilidades, pero en 2005 se convirtió en una herramienta comercial. El código anterior a esa fecha se convirtió en la base de OpenVAS, que es de código abierto y sigue siendo desarrollado por la comunidad.</text:p>
      <text:h text:style-name="P1" text:outline-level="3">Arquitectura:</text:h>
      <text:p text:style-name="P21">La arquitectura de OpenVAS incluye varios componentes distribuidos que trabajan juntos para realizar escaneos de vulnerabilidades de manera efectiva. Algunos de los componentes clave son:</text:p>
      <text:list text:style-name="L26">
        <text:list-item>
          <text:p text:style-name="P42"><text:span text:style-name="Strong_20_Emphasis"><text:span text:style-name="T2">OpenVAS Scanner:</text:span></text:span><text:span text:style-name="T2"> Es el componente encargado de realizar los escaneos. Utiliza una base de datos de plugins de detección de vulnerabilidades para identificar posibles problemas de seguridad.</text:span></text:p>
        </text:list-item>
        <text:list-item>
          <text:p text:style-name="P42"><text:span text:style-name="Strong_20_Emphasis"><text:span text:style-name="T2">OpenVAS Manager:</text:span></text:span><text:span text:style-name="T2"> Gestiona las tareas de escaneo, realiza la planificación de escaneo, y gestiona los resultados del escaneo. También almacena información sobre los objetivos y las configuraciones.</text:span></text:p>
        </text:list-item>
        <text:list-item>
          <text:p text:style-name="P42"><text:span text:style-name="Strong_20_Emphasis"><text:span text:style-name="T2">OpenVAS Administrator:</text:span></text:span><text:span text:style-name="T2"> Proporciona una interfaz gráfica de usuario (GUI) para administrar y configurar OpenVAS.</text:span></text:p>
        </text:list-item>
        <text:list-item>
          <text:p text:style-name="P42"><text:span text:style-name="Strong_20_Emphasis"><text:span text:style-name="T2">Greenbone Security Assistant (GSA):</text:span></text:span><text:span text:style-name="T2"> Opcionalmente, proporciona una interfaz web para gestionar y visualizar los resultados de los escaneos.</text:span></text:p>
        </text:list-item>
      </text:list>
      <text:h text:style-name="P1" text:outline-level="3"><text:soft-page-break/>Propósito:</text:h>
      <text:p text:style-name="P21">El propósito principal de OpenVAS es identificar y gestionar vulnerabilidades en sistemas y redes. Realiza escaneos de seguridad en busca de debilidades conocidas, como configuraciones incorrectas, falta de parches o configuraciones inseguras, para ayudar a los administradores de sistemas a tomar medidas correctivas antes de que puedan ser explotadas por atacantes.</text:p>
      <text:h text:style-name="P1" text:outline-level="3">Componentes:</text:h>
      <text:p text:style-name="P21">Los componentes principales de OpenVAS son el escáner (OpenVAS Scanner), el administrador (OpenVAS Manager), el administrador de usuarios (OpenVAS Administrator), y la interfaz web (Greenbone Security Assistant). Además, utiliza una base de datos de plugins de detección de vulnerabilidades.</text:p>
      <text:p text:style-name="P22"/>
      <text:p text:style-name="P19"><text:span text:style-name="Strong_20_Emphasis"><text:span text:style-name="T2">NVT (Network Vulnerability Tests):</text:span></text:span></text:p>
      <text:p text:style-name="P21">Los NVT, o Network Vulnerability Tests (Pruebas de Vulnerabilidad de Red), son componentes esenciales en OpenVAS. Son scripts o programas que se ejecutan durante los escaneos de vulnerabilidades para detectar posibles problemas de seguridad en sistemas y redes. Cada NVT está diseñado para identificar una vulnerabilidad específica o realizar una prueba de seguridad en particular.</text:p>
      <text:p text:style-name="P21">Estos scripts son actualizados regularmente para incorporar nuevas firmas de vulnerabilidades a medida que se descubren y se desarrollan soluciones. Los NVT son fundamentales para la eficacia de OpenVAS, ya que permiten identificar y evaluar una amplia variedad de vulnerabilidades en los sistemas escaneados.</text:p>
      <text:p text:style-name="P19"><text:span text:style-name="Strong_20_Emphasis"><text:span text:style-name="T2">SCAP (Security Content Automation Protocol):</text:span></text:span></text:p>
      <text:p text:style-name="P21">El Security Content Automation Protocol (Protocolo de Automatización de Contenido de Seguridad) es un conjunto de estándares técnicos para mantener la seguridad de la información y automatizar tareas relacionadas con la gestión de la seguridad. SCAP proporciona una forma común de expresar y medir la seguridad de la información en sistemas informáticos.</text:p>
      <text:p text:style-name="P21">SCAP incluye varios estándares y especificaciones, como el Common Vulnerabilities and Exposures (CVE), Common Configuration Enumeration (CCE), Common Platform Enumeration (CPE), Common Vulnerability Scoring System (CVSS), y otros. Estos estándares permiten a las herramientas de seguridad y a los administradores de sistemas compartir información sobre vulnerabilidades, configuraciones seguras y otros aspectos relacionados con la seguridad.</text:p>
      <text:p text:style-name="P21">En el contexto de OpenVAS, SCAP se utiliza para proporcionar una base de datos común de información de seguridad. Los NVT de OpenVAS a menudo utilizan las especificaciones de SCAP <text:soft-page-break/>para describir y evaluar vulnerabilidades específicas, lo que facilita la estandarización y la interoperabilidad en el ámbito de la seguridad de la información.</text:p>
      <text:p text:style-name="P44">Instalación en contenedores</text:p>
      <text:p text:style-name="P44"><text:a xlink:type="simple" xlink:href="https://greenbone.github.io/docs/latest/22.4/container/index.html" text:style-name="Internet_20_link" text:visited-style-name="Visited_20_Internet_20_Link">https://greenbone.github.io/docs/latest/22.4/container/index.html</text:a></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5T23:46:39.960609866</dc:date>
    <meta:editing-duration>PT14H29M7S</meta:editing-duration>
    <meta:editing-cycles>20</meta:editing-cycles>
    <meta:generator>LibreOffice/7.6.2.1$Linux_X86_64 LibreOffice_project/56f7684011345957bbf33a7ee678afaf4d2ba333</meta:generator>
    <meta:document-statistic meta:table-count="0" meta:image-count="0" meta:object-count="0" meta:page-count="3" meta:paragraph-count="26" meta:word-count="589" meta:character-count="4329" meta:non-whitespace-character-count="3769"/>
  </office:meta>
</office:document-meta>
</file>